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39in"/>
    </style:style>
    <style:style style:name="co3" style:family="table-column">
      <style:table-column-properties fo:break-before="auto" style:column-width="4.6665in"/>
    </style:style>
    <style:style style:name="co4" style:family="table-column">
      <style:table-column-properties fo:break-before="auto" style:column-width="7.8102in"/>
    </style:style>
    <style:style style:name="co5" style:family="table-column">
      <style:table-column-properties fo:break-before="auto" style:column-width="7.270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5" table:number-rows-spanned="1">
            <text:p>Test cases for <text:a xlink:href="https://www.onliner.by/" xlink:type="simple">onliner.by</text:a>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Модуль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Шаги воспроизведения</text:p>
          </table:table-cell>
          <table:table-cell office:value-type="string" calcext:value-type="string">
            <text:p>Ожидаемый результат</text:p>
          </table:table-cell>
        </table:table-row>
        <table:table-row table:style-name="ro2">
          <table:table-cell office:value-type="string" calcext:value-type="string">
            <text:p>ON-KA-1</text:p>
          </table:table-cell>
          <table:table-cell office:value-type="string" calcext:value-type="string">
            <text:p>Погода на <text:a xlink:href="https://www.onliner.by/" xlink:type="simple">onliner.by</text:a></text:p>
          </table:table-cell>
          <table:table-cell office:value-type="string" calcext:value-type="string">
            <text:p>Отображение погоды </text:p>
          </table:table-cell>
          <table:table-cell office:value-type="string" calcext:value-type="string">
            <text:p>1. Перейти на <text:a xlink:href="https://www.onliner.by/" xlink:type="simple">onliner.by</text:a></text:p>
          </table:table-cell>
          <table:table-cell office:value-type="string" calcext:value-type="string">
            <text:p>Откроется страница с отображением прогноза погоды на ближайшие три дня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. Кликнуть на виджет погоды в хедере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Каталог товаров</text:p>
          </table:table-cell>
          <table:table-cell office:value-type="string" calcext:value-type="string">
            <text:p>Отображение категории товаров</text:p>
          </table:table-cell>
          <table:table-cell office:value-type="string" calcext:value-type="string">
            <text:p>1. Перейти на <text:a xlink:href="https://www.onliner.by/" xlink:type="simple">onliner.by</text:a></text:p>
          </table:table-cell>
          <table:table-cell office:value-type="string" calcext:value-type="string">
            <text:p>Откроется каталог товаров категории “Ноутбуки”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. Кликнуть на “Каталог” в хедере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3. Кликнуть на “Компьютеры и сети” в горизонтальном меню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4. Навести курсор на “Компьютеры, ноутбуки, мониторы” в появившемся подменю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5. Кликнуть на “Ноутбуки” в появившемся справа меню категорий товаров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Сортировка товаров</text:p>
          </table:table-cell>
          <table:table-cell office:value-type="string" calcext:value-type="string">
            <text:p>Предусловие: открыт каталог категории “Ноутбуки”</text:p>
          </table:table-cell>
          <table:table-cell office:value-type="string" calcext:value-type="string">
            <text:p>Товары отсортируются от наибольшего количества отзывов к меньшему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. Кликнуть на надпись “Сначала популярные”, находящуюся над товарами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2. В выпадающем меню кликнуть на “С отзывами”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Добавление условий к сортировке товаров</text:p>
          </table:table-cell>
          <table:table-cell office:value-type="string" calcext:value-type="string">
            <text:p>Предусловие: открыт каталог категории “Ноутбуки”, отсортирован по принципу “С отзывами”</text:p>
          </table:table-cell>
          <table:table-cell office:value-type="string" calcext:value-type="string">
            <text:p>Отобразятся лишь товары производителя “Lenovo”, сохранится сортировка по наличию отзывов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. По левую сторону товаров, в списке производителей, нажать на чекбокс “Lenovo”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Отображение отзывов о товаре</text:p>
          </table:table-cell>
          <table:table-cell office:value-type="string" calcext:value-type="string">
            <text:p>Предусловие: открыт каталог категории “Ноутбуки”, отсортирован по принципу “С отзывами”, отмечен чекбокс “Lenovo”</text:p>
          </table:table-cell>
          <table:table-cell office:value-type="string" calcext:value-type="string">
            <text:p>Отобразятся отзывы, относящиеся к выбранному товару (Ноутбук Lenovo IdeaPad 3 15ALC6 82KU00KCRU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1. Кликнуть на изображение товара (Ноутбук Lenovo IdeaPad 3 15ALC6 82KU00KCRU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2. В горизонтальном меню под названием товара кликнуть на “Отзывы покупателей”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Проверка входа пользователя с несуществующим логином и паролем</text:p>
          </table:table-cell>
          <table:table-cell office:value-type="string" calcext:value-type="string">
            <text:p>1. Перейти на <text:a xlink:href="https://www.onliner.by/" xlink:type="simple">onliner.by</text:a></text:p>
          </table:table-cell>
          <table:table-cell office:value-type="string" calcext:value-type="string">
            <text:p>Под полем пароля появится надпись “Неверный логин или пароль”, вход в аккаунт не произойдёт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. Кликнуть на находяющуюся справа от строки поиска кнопку “Вход”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3. Ввести “admin” в поле логина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4. Ввести “admin” в поле пароля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5. Кликнуть на кнопку “Войти”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3:44:45.659056767</meta:creation-date>
    <meta:generator>LibreOffice/7.5.2.2$Linux_X86_64 LibreOffice_project/50$Build-2</meta:generator>
    <dc:date>2023-04-02T00:36:27.605379552</dc:date>
    <meta:editing-duration>PT43M28S</meta:editing-duration>
    <meta:editing-cycles>16</meta:editing-cycles>
    <meta:document-statistic meta:table-count="1" meta:cell-count="41" meta:object-count="0"/>
  </office:meta>
</office:document-meta>
</file>